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7.032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2.8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To Do: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12-04">
            <text:p>04/12/2018</text:p>
          </table:table-cell>
          <table:table-cell office:value-type="string">
            <text:p>Start a draft and search for helpful tools and articles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12-11">
            <text:p>11/12/2018</text:p>
          </table:table-cell>
          <table:table-cell office:value-type="string">
            <text:p>Experiment with different software to find the optimal one, and meet the clien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9-01-22">
            <text:p>22/01/2019</text:p>
          </table:table-cell>
          <table:table-cell office:value-type="string">
            <text:p>Finish the Technical Design Document and the system overview, and make a early prototype</text:p>
          </table:table-cell>
          <table:table-cell table:number-columns-repeated="1022"/>
        </table:table-row>
        <table:table-row table:style-name="ro1">
          <table:table-cell table:style-name="ce1" table:formula="of:=[.A4]+7" office:value-type="date" office:date-value="2019-01-29">
            <text:p>29/01/2019</text:p>
          </table:table-cell>
          <table:table-cell office:value-type="string">
            <text:p>Finsh the Class Diagram and the entire system design and add in moveable hands that can pick up objects</text:p>
          </table:table-cell>
          <table:table-cell table:number-columns-repeated="1022"/>
        </table:table-row>
        <table:table-row table:style-name="ro1">
          <table:table-cell table:style-name="ce1" table:formula="of:=[.A5]+7" office:value-type="date" office:date-value="2019-02-05">
            <text:p>05/02/2019</text:p>
          </table:table-cell>
          <table:table-cell office:value-type="string">
            <text:p>Finally Complete the Class Diagrams and make more environments</text:p>
          </table:table-cell>
          <table:table-cell table:number-columns-repeated="1022"/>
        </table:table-row>
        <table:table-row table:style-name="ro1">
          <table:table-cell table:style-name="ce1" table:formula="of:=[.A6]+7" office:value-type="date" office:date-value="2019-02-12">
            <text:p>12/02/2019</text:p>
          </table:table-cell>
          <table:table-cell office:value-type="string">
            <text:p>Add NPCs with workable AI with a completeable scenerio</text:p>
          </table:table-cell>
          <table:table-cell table:number-columns-repeated="1022"/>
        </table:table-row>
        <table:table-row table:style-name="ro1">
          <table:table-cell table:style-name="ce1" table:formula="of:=[.A7]+7" office:value-type="date" office:date-value="2019-02-19">
            <text:p>19/02/2019</text:p>
          </table:table-cell>
          <table:table-cell office:value-type="string">
            <text:p>Add in additional animations with a workable AI</text:p>
          </table:table-cell>
          <table:table-cell table:number-columns-repeated="1022"/>
        </table:table-row>
        <table:table-row table:style-name="ro1">
          <table:table-cell table:style-name="ce1" table:formula="of:=[.A8]+7" office:value-type="date" office:date-value="2019-02-26">
            <text:p>26/02/2019</text:p>
          </table:table-cell>
          <table:table-cell office:value-type="string">
            <text:p>Make a complete Scenerio, make a Presentation for the Milestone Review, and an Evalution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To Do: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9-03-05">
            <text:p>05/03/2019</text:p>
          </table:table-cell>
          <table:table-cell office:value-type="string">
            <text:p>Make Crossing the Road &amp; Restaurant Scenerio</text:p>
          </table:table-cell>
          <table:table-cell table:number-columns-repeated="1022"/>
        </table:table-row>
        <table:table-row table:style-name="ro1">
          <table:table-cell table:style-name="ce1" table:formula="of:=[.A2]+7" office:value-type="date" office:date-value="2019-03-12">
            <text:p>12/03/2019</text:p>
          </table:table-cell>
          <table:table-cell office:value-type="string">
            <text:p>Make Working in an Office Scenerio</text:p>
          </table:table-cell>
          <table:table-cell table:number-columns-repeated="1022"/>
        </table:table-row>
        <table:table-row table:style-name="ro1">
          <table:table-cell table:style-name="ce1" table:formula="of:=[.A3]+7" office:value-type="date" office:date-value="2019-03-19">
            <text:p>19/03/2019</text:p>
          </table:table-cell>
          <table:table-cell office:value-type="string">
            <text:p>Make Clothes Shopping Scenerio</text:p>
          </table:table-cell>
          <table:table-cell table:number-columns-repeated="1022"/>
        </table:table-row>
        <table:table-row table:style-name="ro1">
          <table:table-cell table:style-name="ce1" table:formula="of:=[.A4]+7" office:value-type="date" office:date-value="2019-03-26">
            <text:p>26/03/2019</text:p>
          </table:table-cell>
          <table:table-cell office:value-type="string">
            <text:p>Make Coffee Shop Scenerio</text:p>
          </table:table-cell>
          <table:table-cell table:number-columns-repeated="1022"/>
        </table:table-row>
        <table:table-row table:style-name="ro1">
          <table:table-cell table:style-name="ce1" table:formula="of:=[.A5]+7" office:value-type="date" office:date-value="2019-04-02">
            <text:p>02/04/2019</text:p>
          </table:table-cell>
          <table:table-cell office:value-type="string">
            <text:p>Touch up all the Scenerios</text:p>
          </table:table-cell>
          <table:table-cell table:number-columns-repeated="1022"/>
        </table:table-row>
        <table:table-row table:style-name="ro1">
          <table:table-cell table:style-name="ce1" table:formula="of:=[.A6]+7" office:value-type="date" office:date-value="2019-04-09">
            <text:p>09/04/2019</text:p>
          </table:table-cell>
          <table:table-cell office:value-type="string">
            <text:p>Add the Analytics</text:p>
          </table:table-cell>
          <table:table-cell table:number-columns-repeated="1022"/>
        </table:table-row>
        <table:table-row table:style-name="ro1">
          <table:table-cell table:style-name="ce1" table:formula="of:=[.A7]+7" office:value-type="date" office:date-value="2019-04-16">
            <text:p>16/04/2019</text:p>
          </table:table-cell>
          <table:table-cell office:value-type="string">
            <text:p>Meet with the clients for a demo and take notes, start Project Report</text:p>
          </table:table-cell>
          <table:table-cell table:number-columns-repeated="1022"/>
        </table:table-row>
        <table:table-row table:style-name="ro1">
          <table:table-cell table:style-name="ce1" table:formula="of:=[.A8]+7" office:value-type="date" office:date-value="2019-04-23">
            <text:p>23/04/2019</text:p>
          </table:table-cell>
          <table:table-cell office:value-type="string">
            <text:p>Implement fixes suggested by client and meet with client with a completed version, continue Project Report </text:p>
          </table:table-cell>
          <table:table-cell table:number-columns-repeated="1022"/>
        </table:table-row>
        <table:table-row table:style-name="ro1">
          <table:table-cell table:style-name="ce1" table:formula="of:=[.A9]+7" office:value-type="date" office:date-value="2019-04-30">
            <text:p>30/04/2019</text:p>
          </table:table-cell>
          <table:table-cell office:value-type="string">
            <text:p>Continue Project Report and do an Start Evaluation</text:p>
          </table:table-cell>
          <table:table-cell table:number-columns-repeated="1022"/>
        </table:table-row>
        <table:table-row table:style-name="ro1">
          <table:table-cell table:style-name="ce1" table:formula="of:=[.A10]+7" office:value-type="date" office:date-value="2019-05-07">
            <text:p>07/05/2019</text:p>
          </table:table-cell>
          <table:table-cell office:value-type="string">
            <text:p>Finish Project Report &amp; Evaluation then Hand-in Work</text:p>
          </table:table-cell>
          <table:table-cell table:number-columns-repeated="1022"/>
        </table:table-row>
        <table:table-row table:style-name="ro1">
          <table:table-cell table:style-name="ce1" table:formula="of:=[.A11]+7" office:value-type="date" office:date-value="2019-05-14">
            <text:p>14/05/2019</text:p>
          </table:table-cell>
          <table:table-cell office:value-type="string">
            <text:p>Make Viva Presentation then present i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20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20:16:15.55</dc:date>
    <dc:creator>Adam Szlamp</dc:creator>
    <meta:document-statistic meta:table-count="2" meta:cell-count="42" meta:object-count="0"/>
    <meta:generator>OpenOffice/4.1.1$Win32 OpenOffice.org_project/411m6$Build-9775</meta:generator>
  </office:meta>
</office:document-meta>
</file>